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6pt" fo:language="de" fo:country="DE" fo:font-weight="bold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text-properties style:font-name="Courier New" fo:language="de" fo:country="DE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style:font-name="Courier New" fo:language="de" fo:country="DE" style:language-asian="zxx" style:country-asian="none" style:language-complex="zxx" style:country-complex="none"/>
    </style:style>
    <style:style style:name="P4" style:family="paragraph" style:parent-style-name="Standard" style:list-style-name="L2">
      <style:text-properties style:font-name="Courier New" fo:language="de" fo:country="DE" style:language-asian="zxx" style:country-asian="none" style:language-complex="zxx" style:country-complex="none"/>
    </style:style>
    <style:style style:name="P5" style:family="paragraph" style:parent-style-name="Standard" style:list-style-name="L3">
      <style:text-properties style:font-name="Courier New" fo:language="de" fo:country="DE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Courier New" fo:language="de" fo:country="DE" style:language-asian="zxx" style:country-asian="none" style:language-complex="zxx" style:country-complex="none"/>
    </style:style>
    <style:style style:name="P7" style:family="paragraph" style:parent-style-name="Standard">
      <style:text-properties style:font-name="Courier New" fo:language="de" fo:country="DE" style:text-underline-style="solid" style:text-underline-width="auto" style:text-underline-color="font-color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2pt" fo:language="de" fo:country="D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style:font-name="Courier New" fo:font-size="12pt" fo:language="de" fo:country="DE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text-properties style:font-name="Courier New"/>
    </style:style>
    <style:style style:name="T1" style:family="text">
      <style:text-properties style:font-name="Courier New" fo:font-size="16pt" fo:language="de" fo:country="DE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T2" style:family="text">
      <style:text-properties fo:font-size="16pt" fo:font-weight="bold" style:font-size-asian="14pt" style:font-weight-asian="bold" style:font-size-complex="16pt" style:font-weight-complex="bold"/>
    </style:style>
    <style:style style:name="T3" style:family="text">
      <style:text-properties fo:language="en" fo:country="GB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prefix=" " style:num-suffix=" 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prefix=" " style:num-suffix=" 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LAN – Virtuelles LAN</text:p>
      <text:p text:style-name="P2"/>
      <text:p text:style-name="P2"/>
      <text:p text:style-name="P7">Ziel:</text:p>
      <text:p text:style-name="P2"/>
      <text:p text:style-name="P2">logische Gruppierung von Netzwerk-Hosts unabhängig von der physikalischen Netzwerkstruktur.</text:p>
      <text:p text:style-name="P2"/>
      <text:p text:style-name="P2"/>
      <text:p text:style-name="P7">Gründe für die Einrichtung von VLANs:</text:p>
      <text:p text:style-name="P2"/>
      <text:list xml:id="list36576485" text:style-name="L1">
        <text:list-item>
          <text:p text:style-name="P3">einfache Konfiguration von unabhängige Teilnetzen</text:p>
        </text:list-item>
        <text:list-item>
          <text:p text:style-name="P3">verkleinert die Broadcastdomänen (Verringerung der Netzwerklast)</text:p>
        </text:list-item>
        <text:list-item>
          <text:p text:style-name="P3">hohe Skalierbarkeit (Anpassfähigkeit)</text:p>
        </text:list-item>
        <text:list-item>
          <text:p text:style-name="P3">Sicherheit – Zugriff auf andere VLANs über Router (Layer-3-Switch) geregelt</text:p>
        </text:list-item>
        <text:list-item>
          <text:p text:style-name="P3">Netzwerkmanagement</text:p>
        </text:list-item>
        <text:list-item>
          <text:p text:style-name="P3">Einteilung in Abteilungen, Projektgruppen, Sicherheitsgruppen</text:p>
        </text:list-item>
      </text:list>
      <text:p text:style-name="P2"/>
      <text:p text:style-name="P2"/>
      <text:p text:style-name="P7">Bildung von VLANs:</text:p>
      <text:p text:style-name="P2"/>
      <text:list xml:id="list36564706" text:style-name="L2">
        <text:list-item>
          <text:p text:style-name="P4">Statische VLANs =&gt; Port basierend, ein Switch-Port wird an eine VLAN-ID zugewiesen</text:p>
        </text:list-item>
        <text:list-item>
          <text:p text:style-name="P4">Dynamische VLANs =&gt; auf MAC-Adresse oder IP-Adresse basierend</text:p>
        </text:list-item>
      </text:list>
      <text:p text:style-name="P2"><text:span text:style-name="T4"/></text:p>
      <text:p text:style-name="P2"><text:span text:style-name="T4"/></text:p>
      <text:p text:style-name="P2"><text:span text:style-name="T4">Inter-VLAN-Routing:</text:span></text:p>
      <text:p text:style-name="P6"/>
      <text:p text:style-name="P6">Für die Weiterleitung von Datenpaketen zwischen verschiedenen VLANs wird ein Router benötigt.</text:p>
      <text:p text:style-name="P6">Router ermöglichen:</text:p>
      <text:list xml:id="list36606304" text:style-name="L3">
        <text:list-item>
          <text:p text:style-name="P5">Filterung von Broadcasts</text:p>
        </text:list-item>
        <text:list-item>
          <text:p text:style-name="P5">gezielten Zugriff auf Netzwerk-Ressourcen</text:p>
          <text:list>
            <text:list-item>
              <text:p text:style-name="P5">durch entsprechende Routing-Einträge</text:p>
            </text:list-item>
            <text:list-item>
              <text:p text:style-name="P5">Zugriffslisten (ACL = Access <text:span text:style-name="T3">Control Lists</text:span>) ermöglichen das Filtern von IP-Adressen und Ports (=Dienste)</text:p>
            </text:list-item>
          </text:list>
        </text:list-item>
        <text:list-item>
          <text:p text:style-name="P5">Layer-3-Switche kombinieren den Funktionsumfang eines Switches und eines Routers</text:p>
        </text:list-item>
      </text:list>
      <text:p text:style-name="P2"/>
      <text:p text:style-name="P2"/>
      <text:p text:style-name="P9">VLAN-Trunk:</text:p>
      <text:p text:style-name="P8"/>
      <text:list xml:id="list36664968" text:style-name="L4">
        <text:list-item>
          <text:p text:style-name="P10">Zuweisen mehrerer VLANs an einen Port</text:p>
        </text:list-item>
        <text:list-item>
          <text:p text:style-name="P10">Übertragen von Datenpaketen aller VLANs zwischen zwei Netzwerkgeräten: Switch --&gt; Router, Router --&gt; Switch</text:p>
        </text:list-item>
        <text:list-item>
          <text:p text:style-name="P10">Standard: IEEE 802.1q</text:p>
        </text:list-item>
        <text:list-item>
          <text:p text:style-name="P10">Ethernetframe wird mit zusätzlichen VLAN-Informationen erweitert =&gt; Tagging: 4-Byte-Erweiterung --&gt; VLAN-I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4M45S</meta:editing-duration>
    <meta:editing-cycles>5</meta:editing-cycles>
    <meta:generator>LibreOffice/3.3$Win32 OpenOffice.org_project/330m9$Build-1</meta:generator>
    <dc:date>2010-11-09T16:55:02.89</dc:date>
    <meta:document-statistic meta:table-count="0" meta:image-count="0" meta:object-count="0" meta:page-count="1" meta:paragraph-count="26" meta:word-count="178" meta:character-count="1337"/>
    <meta:user-defined meta:name="Info 1"/>
    <meta:user-defined meta:name="Info 2"/>
    <meta:user-defined meta:name="Info 3"/>
    <meta:user-defined meta:name="Info 4"/>
  </office:meta>
</office:document-meta>
</file>